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27790" officeooo:paragraph-rsid="001600ce" fo:background-color="transparent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officeooo:paragraph-rsid="001600ce" fo:background-color="#b2b2b2" style:font-size-asian="20pt" style:font-size-complex="20pt"/>
    </style:style>
    <style:style style:name="P3" style:family="paragraph" style:parent-style-name="Standard" style:list-style-name="">
      <style:paragraph-properties fo:margin-left="0in" fo:text-align="justify" style:justify-single-word="false" fo:text-indent="0in" style:auto-text-indent="false" fo:padding="0.0402in" fo:border="none"/>
      <style:text-properties fo:font-size="20pt" style:text-underline-style="none" officeooo:paragraph-rsid="001600ce" style:font-size-asian="20pt" style:font-size-complex="20pt"/>
    </style:style>
    <style:style style:name="P4" style:family="paragraph" style:parent-style-name="Standard" style:list-style-name="">
      <style:paragraph-properties fo:text-align="justify" style:justify-single-word="false" fo:padding="0.0402in" fo:border="none"/>
      <style:text-properties fo:font-size="20pt" style:text-underline-style="none" officeooo:paragraph-rsid="001600ce" style:font-size-asian="20pt" style:font-size-complex="20pt"/>
    </style:style>
    <style:style style:name="P5" style:family="paragraph" style:parent-style-name="Standard">
      <style:text-properties fo:font-size="20pt" officeooo:paragraph-rsid="001600ce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COMPUTER APPLICATIONS</text:p>
      <text:p text:style-name="P2"/>
      <text:h text:style-name="P3" text:outline-level="1">• uses the continuously changeable</text:h>
      <text:h text:style-name="P3" text:outline-level="1"><text:s text:c="2"/>aspects of physical phenomena such</text:h>
      <text:h text:style-name="P3" text:outline-level="1"><text:s text:c="2"/>as electrical, mechanical, or</text:h>
      <text:h text:style-name="P3" text:outline-level="1"><text:s text:c="2"/>hydraulic quantities to model the</text:h>
      <text:h text:style-name="P3" text:outline-level="1"><text:s text:c="3"/>problem being solved.</text:h>
      <text:h text:style-name="P4" text:outline-level="1"/>
      <text:p text:style-name="P5">• uses the continuously changeable</text:p>
      <text:p text:style-name="P5"><text:s text:c="2"/>aspects of physical phenomena such</text:p>
      <text:p text:style-name="P5"><text:s text:c="2"/>as electrical, mechanical, or</text:p>
      <text:p text:style-name="P5"><text:s text:c="2"/>hydraulic quantities to model the</text:p>
      <text:p text:style-name="P5"><text:s text:c="3"/>problem being solved.</text:p>
      <text:p text:style-name="P5"/>
      <text:p text:style-name="P5">• uses the continuously changeable</text:p>
      <text:p text:style-name="P5"><text:s text:c="2"/>aspects of physical phenomena such</text:p>
      <text:p text:style-name="P5"><text:s text:c="2"/>as electrical, mechanical, or</text:p>
      <text:p text:style-name="P5"><text:s text:c="2"/>hydraulic quantities to model the</text:p>
      <text:p text:style-name="P5"><text:s text:c="3"/>problem being solved.</text:p>
      <text:p text:style-name="P5"/>
      <text:p text:style-name="P5">• uses the continuously changeable</text:p>
      <text:p text:style-name="P5"><text:s text:c="2"/>aspects of physical phenomena such</text:p>
      <text:p text:style-name="P5"><text:s text:c="2"/>as electrical, mechanical, or</text:p>
      <text:p text:style-name="P5"><text:s text:c="2"/>hydraulic quantities to model the</text:p>
      <text:p text:style-name="P5"><text:s text:c="3"/>problem being solved.</text:p>
      <text:p text:style-name="P5"/>
      <text:p text:style-name="P5">• uses the continuously changeable</text:p>
      <text:p text:style-name="P5"><text:s text:c="2"/>aspects of physical phenomena such</text:p>
      <text:p text:style-name="P5"><text:s text:c="2"/>as electrical, mechanical, or</text:p>
      <text:p text:style-name="P5"><text:s text:c="2"/>hydraulic quantities to model the</text:p>
      <text:p text:style-name="P5"><text:s text:c="3"/>problem being solved.</text:p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0:54:33.651290124</meta:creation-date>
    <dc:date>2025-02-06T11:04:56.814543542</dc:date>
    <meta:editing-duration>PT10M25S</meta:editing-duration>
    <meta:editing-cycles>1</meta:editing-cycles>
    <meta:document-statistic meta:table-count="0" meta:image-count="0" meta:object-count="0" meta:page-count="2" meta:paragraph-count="26" meta:word-count="114" meta:character-count="837" meta:non-whitespace-character-count="704"/>
    <meta:generator>LibreOffice/24.8.4.2$Linux_X86_64 LibreOffice_project/480$Build-2</meta:generator>
  </office:meta>
</office:document-meta>
</file>